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ahoma" officeooo:rsid="00163b15" officeooo:paragraph-rsid="00163b15"/>
    </style:style>
    <style:style style:name="P2" style:family="paragraph" style:parent-style-name="Header">
      <style:paragraph-properties fo:text-align="start" style:justify-single-word="false"/>
      <style:text-properties style:font-name="Tahoma" officeooo:rsid="00163b15" officeooo:paragraph-rsid="00163b15"/>
    </style:style>
    <style:style style:name="P3" style:family="paragraph" style:parent-style-name="Standard">
      <style:paragraph-properties fo:margin-top="0.4cm" fo:margin-bottom="0cm" loext:contextual-spacing="false"/>
      <style:text-properties style:font-name="Tahoma" fo:font-size="16pt" style:text-underline-style="solid" style:text-underline-width="auto" style:text-underline-color="font-color" fo:font-weight="bold" officeooo:rsid="00163b15" officeooo:paragraph-rsid="00163b15" style:font-size-asian="14pt" style:font-weight-asian="bold" style:font-size-complex="16pt" style:font-weight-complex="bold"/>
    </style:style>
    <style:style style:name="P4" style:family="paragraph" style:parent-style-name="Standard">
      <style:paragraph-properties fo:margin-top="0.4cm" fo:margin-bottom="0cm" loext:contextual-spacing="false"/>
      <style:text-properties style:font-name="Tahoma" fo:font-size="12pt" style:text-underline-style="solid" style:text-underline-width="auto" style:text-underline-color="font-color" fo:font-weight="normal" officeooo:rsid="00105bc2" officeooo:paragraph-rsid="0017f94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4cm" fo:margin-bottom="0cm" loext:contextual-spacing="false"/>
      <style:text-properties style:font-name="Tahoma" fo:font-size="12pt" style:text-underline-style="none" fo:font-weight="normal" officeooo:rsid="0017f944" officeooo:paragraph-rsid="0017f944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margin-top="0.4cm" fo:margin-bottom="0cm" loext:contextual-spacing="false"/>
      <style:text-properties style:font-name="Tahoma" fo:font-size="12pt" style:text-underline-style="none" fo:font-weight="normal" officeooo:rsid="0017f944" officeooo:paragraph-rsid="0017f944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top="0.4cm" fo:margin-bottom="0cm" loext:contextual-spacing="false"/>
      <style:text-properties style:font-name="Tahoma" fo:font-size="12pt" style:text-underline-style="none" fo:font-weight="normal" officeooo:rsid="0018527c" officeooo:paragraph-rsid="0018527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.4cm" fo:margin-bottom="0cm" loext:contextual-spacing="false"/>
      <style:text-properties style:font-name="Tahoma" fo:font-size="12pt" style:text-underline-style="none" fo:font-weight="normal" officeooo:rsid="0018527c" officeooo:paragraph-rsid="0018527c" style:font-size-asian="10.5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17f944"/>
    </style:style>
    <style:style style:name="T3" style:family="text">
      <style:text-properties officeooo:rsid="0018527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Pre Lab</text:span> for the 27<text:span text:style-name="T1">th</text:span> October 2015</text:p>
      <text:p text:style-name="P4"><text:span text:style-name="T2">P1</text:span>:</text:p>
      <text:p text:style-name="P5">google java datatypes → https://docs.oracle.com/javase/tutorial/java/nutsandbolts/datatypes.html</text:p>
      <text:p text:style-name="P5">result: byte, short, int, long, float, double, boolean, char</text:p>
      <text:p text:style-name="P4"><text:span text:style-name="T2">P2</text:span>:</text:p>
      <text:list xml:id="list3133408223865901099" text:style-name="L1">
        <text:list-item>
          <text:p text:style-name="P7">byte/short/int/long</text:p>
        </text:list-item>
        <text:list-item>
          <text:p text:style-name="P6">String</text:p>
        </text:list-item>
        <text:list-item>
          <text:p text:style-name="P7">byte/short/int/long</text:p>
        </text:list-item>
        <text:list-item>
          <text:p text:style-name="P6">int</text:p>
        </text:list-item>
        <text:list-item>
          <text:p text:style-name="P7">byte/short/int/long</text:p>
        </text:list-item>
        <text:list-item>
          <text:p text:style-name="P6">String</text:p>
        </text:list-item>
        <text:list-item>
          <text:p text:style-name="P6">String</text:p>
        </text:list-item>
        <text:list-item>
          <text:p text:style-name="P6">char</text:p>
        </text:list-item>
        <text:list-item>
          <text:p text:style-name="P6">float/<text:span text:style-name="T3">double</text:span></text:p>
        </text:list-item>
      </text:list>
      <text:p text:style-name="P4"><text:span text:style-name="T2">P3</text:span>:</text:p>
      <text:p text:style-name="P8">You could argue for both sides. You could say that the <text:span text:style-name="T4">book</text:span> is a class from which you can create an <text:span text:style-name="T4">understanding of the narrative</text:span> in the readers head; in that case the slightly different interpretations of different readers would be the objects.</text:p>
      <text:p text:style-name="P8">It seems to make more sense though to say that the class is the <text:span text:style-name="T4">abstract idea of an book</text:span><text:span text:style-name="T5">. <text:s/>My book then is an object of the class Book, </text:span><text:span text:style-name="T4">different books</text:span><text:span text:style-name="T5"> are different objects of the same class, they share attributes like page count, content, size, name, etc..</text:span></text:p>
      <text:p text:style-name="P4"><text:span text:style-name="T2">P4</text:span>:</text:p>
      <text:p text:style-name="P8">The class is Book. It has two formal parameters. Their types are String and double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ahoma" officeooo:rsid="00163b15" officeooo:paragraph-rsid="00163b15"/>
    </style:style>
    <style:style style:name="MP2" style:family="paragraph" style:parent-style-name="Header">
      <style:paragraph-properties fo:text-align="start" style:justify-single-word="false"/>
      <style:text-properties style:font-name="Tahoma" officeooo:rsid="00163b15" officeooo:paragraph-rsid="00163b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29.10.2015</text:p>
        <text:p text:style-name="MP2">Nils Gawlik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2:24:49.020000000</meta:creation-date>
    <meta:editing-duration>PT13M36S</meta:editing-duration>
    <meta:editing-cycles>2</meta:editing-cycles>
    <meta:generator>LibreOffice/4.4.5.2$Windows_x86 LibreOffice_project/a22f674fd25a3b6f45bdebf25400ed2adff0ff99</meta:generator>
    <dc:title>report</dc:title>
    <dc:date>2015-11-03T12:53:35.152000000</dc:date>
    <meta:document-statistic meta:table-count="0" meta:image-count="0" meta:object-count="0" meta:page-count="1" meta:paragraph-count="21" meta:word-count="152" meta:character-count="913" meta:non-whitespace-character-count="789"/>
    <meta:template xlink:type="simple" xlink:actuate="onRequest" xlink:title="report" xlink:href="file:///C:/Users/Nils/AppData/Roaming/LibreOffice/4/user/template/report1.ott" meta:date="2015-11-03T12:24:48.413000000"/>
  </office:meta>
</office:document-meta>
</file>